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ascadia code" svg:font-family="'cascadia code', 'Droid Sans Mono', monospace, monospace"/>
  </office:font-face-decls>
  <office:automatic-styles>
    <style:style style:name="P1" style:family="paragraph" style:parent-style-name="Standard">
      <style:text-properties officeooo:rsid="00008d7a" officeooo:paragraph-rsid="00008d7a"/>
    </style:style>
    <style:style style:name="P2" style:family="paragraph" style:parent-style-name="Standard" style:list-style-name="L1">
      <style:text-properties officeooo:rsid="00008d7a" officeooo:paragraph-rsid="00008d7a"/>
    </style:style>
    <style:style style:name="P3" style:family="paragraph" style:parent-style-name="Standard">
      <style:text-properties officeooo:rsid="00008d7a" officeooo:paragraph-rsid="00008d7a"/>
    </style:style>
    <style:style style:name="P4" style:family="paragraph" style:parent-style-name="Standard" style:list-style-name="L1">
      <style:text-properties officeooo:rsid="000368dc" officeooo:paragraph-rsid="000368dc"/>
    </style:style>
    <style:style style:name="P5" style:family="paragraph" style:parent-style-name="Standard">
      <style:text-properties fo:color="#0f8100" loext:opacity="100%" style:font-name="cascadia code" fo:font-size="10.5pt" fo:font-style="italic" fo:font-weight="normal" officeooo:rsid="00008d7a" officeooo:paragraph-rsid="00008d7a" fo:background-color="#19354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01949269" text:style-name="L1">
        <text:list-item>
          <text:p text:style-name="P2">Login</text:p>
        </text:list-item>
        <text:list-item>
          <text:p text:style-name="P2">signup</text:p>
        </text:list-item>
        <text:list-item>
          <text:p text:style-name="P2">cookie auth</text:p>
        </text:list-item>
      </text:list>
      <text:p text:style-name="P1"/>
      <text:list xml:id="list233320746202260" text:continue-numbering="true" text:style-name="L1">
        <text:list-item>
          <text:p text:style-name="P2">add post with auth</text:p>
        </text:list-item>
        <text:list-item>
          <text:p text:style-name="P2">edit post with auth</text:p>
        </text:list-item>
        <text:list-item>
          <text:p text:style-name="P2">delete post with auth</text:p>
        </text:list-item>
        <text:list-item>
          <text:p text:style-name="P2">update post with auth</text:p>
        </text:list-item>
      </text:list>
      <text:p text:style-name="P1"/>
      <text:p text:style-name="P1"/>
      <text:p text:style-name="P1"/>
      <text:list xml:id="list233320874056590" text:continue-numbering="true" text:style-name="L1">
        <text:list-item>
          <text:p text:style-name="P2">add comment with auth</text:p>
        </text:list-item>
        <text:list-item>
          <text:p text:style-name="P2">delete comment with auth</text:p>
        </text:list-item>
        <text:list-item>
          <text:p text:style-name="P2">update comment with auth</text:p>
        </text:list-item>
        <text:list-item>
          <text:p text:style-name="P2">edit comment with auth</text:p>
        </text:list-item>
      </text:list>
      <text:p text:style-name="P1"/>
      <text:p text:style-name="P1">​stretch golas</text:p>
      <text:list xml:id="list233321704051830" text:continue-numbering="true" text:style-name="L1">
        <text:list-item>
          <text:p text:style-name="P2">add like </text:p>
        </text:list-item>
        <text:list-item>
          <text:p text:style-name="P2">remove like</text:p>
        </text:list-item>
      </text:list>
      <text:p text:style-name="P1"/>
      <text:list xml:id="list233321898363507" text:continue-numbering="true" text:style-name="L1">
        <text:list-item>
          <text:p text:style-name="P2">view all posts on home page</text:p>
        </text:list-item>
        <text:list-item>
          <text:p text:style-name="P2">view profile with auth</text:p>
        </text:list-item>
        <text:list-item>
          <text:p text:style-name="P4">delete user acount</text:p>
        </text:list-item>
        <text:list-item>
          <text:p text:style-name="P4">edit user password</text:p>
        </text:list-item>
        <text:list-item>
          <text:p text:style-name="P4">edit username</text:p>
        </text:list-item>
        <text:list-item>
          <text:p text:style-name="P4">edit useremail</text:p>
          <text:p text:style-name="P2"/>
        </text:list-item>
      </text:list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5">// select users.username, comments.content from comments join users on users.id = 1 and users.id = comments.user_i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ascadia code" svg:font-family="'cascadia code'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3T19:14:00.566259928</meta:creation-date>
    <dc:date>2022-03-14T23:33:20.085346737</dc:date>
    <meta:editing-duration>PT26M43S</meta:editing-duration>
    <meta:editing-cycles>4</meta:editing-cycles>
    <meta:generator>LibreOffice/7.2.5.2$Linux_X86_64 LibreOffice_project/20$Build-2</meta:generator>
    <meta:document-statistic meta:table-count="0" meta:image-count="0" meta:object-count="0" meta:page-count="1" meta:paragraph-count="22" meta:word-count="97" meta:character-count="502" meta:non-whitespace-character-count="442"/>
  </office:meta>
</office:document-meta>
</file>